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imes" svg:font-family="Times"/>
    <style:font-face style:name="DejaVu Sans" svg:font-family="'DejaVu Sans'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ook inside and be amaz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imes" svg:font-family="Times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name="Times"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Benjamin Saller</meta:initial-creator>
    <meta:creation-date>2007-04-07T20:46:15</meta:creation-date>
    <dc:language>en-US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5" meta:character-count="26"/>
  </office:meta>
</office:document-meta>
</file>